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8195" officeooo:paragraph-rsid="00048195"/>
    </style:style>
    <style:style style:name="P2" style:family="paragraph" style:parent-style-name="Standard">
      <style:text-properties officeooo:rsid="00048195" officeooo:paragraph-rsid="00064bbb"/>
    </style:style>
    <style:style style:name="P3" style:family="paragraph" style:parent-style-name="Standard">
      <style:text-properties style:text-underline-style="solid" style:text-underline-width="auto" style:text-underline-color="font-color" officeooo:rsid="00048195" officeooo:paragraph-rsid="00048195"/>
    </style:style>
    <style:style style:name="P4" style:family="paragraph" style:parent-style-name="Standard">
      <style:text-properties style:text-underline-style="solid" style:text-underline-width="auto" style:text-underline-color="font-color" officeooo:rsid="00048195" officeooo:paragraph-rsid="00064bbb"/>
    </style:style>
    <style:style style:name="P5" style:family="paragraph" style:parent-style-name="Standard">
      <style:text-properties style:text-underline-style="solid" style:text-underline-width="auto" style:text-underline-color="font-color" officeooo:rsid="00064bbb" officeooo:paragraph-rsid="00064bbb"/>
    </style:style>
    <style:style style:name="P6" style:family="paragraph" style:parent-style-name="Standard">
      <style:text-properties officeooo:paragraph-rsid="00048195"/>
    </style:style>
    <style:style style:name="P7" style:family="paragraph" style:parent-style-name="Standard">
      <style:text-properties style:text-underline-style="none" officeooo:rsid="00048195" officeooo:paragraph-rsid="00048195"/>
    </style:style>
    <style:style style:name="P8" style:family="paragraph" style:parent-style-name="Standard">
      <style:text-properties style:text-underline-style="none" officeooo:rsid="00064bbb" officeooo:paragraph-rsid="00048195"/>
    </style:style>
    <style:style style:name="P9" style:family="paragraph" style:parent-style-name="Standard">
      <style:text-properties officeooo:paragraph-rsid="00064bbb"/>
    </style:style>
    <style:style style:name="P10" style:family="paragraph" style:parent-style-name="Standard">
      <style:text-properties officeooo:paragraph-rsid="0006adb4"/>
    </style:style>
    <style:style style:name="T1" style:family="text">
      <style:text-properties style:text-underline-style="none"/>
    </style:style>
    <style:style style:name="T2" style:family="text">
      <style:text-properties style:text-underline-style="none" officeooo:rsid="00048195"/>
    </style:style>
    <style:style style:name="T3" style:family="text">
      <style:text-properties style:text-underline-style="none" officeooo:rsid="00064bbb"/>
    </style:style>
    <style:style style:name="T4" style:family="text">
      <style:text-properties style:text-underline-style="none" officeooo:rsid="0006adb4"/>
    </style:style>
    <style:style style:name="T5" style:family="text">
      <style:text-properties style:text-underline-style="none" officeooo:rsid="0009849f"/>
    </style:style>
    <style:style style:name="T6" style:family="text">
      <style:text-properties style:text-underline-style="none" officeooo:rsid="0009f57d"/>
    </style:style>
    <style:style style:name="T7" style:family="text">
      <style:text-properties officeooo:rsid="000848d8"/>
    </style:style>
    <style:style style:name="T8" style:family="text">
      <style:text-properties officeooo:rsid="0009f5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bauche pour le rapport de ID partie Raf (Arduino)</text:p>
      <text:p text:style-name="P3"/>
      <text:p text:style-name="P3"/>
      <text:p text:style-name="P7">Pour Arduino nous disposions d’un capteur de température/humidité, et de deux boutons poussoirs, nous avons donc écrit des programmes Arduino gérant ces entrées, puis écrit un script python permettant de récupérer les informations communiquées par la carte sur le port série afin de les afficher dûment. </text:p>
      <text:p text:style-name="P7"/>
      <text:p text:style-name="P2"/>
      <text:p text:style-name="P4">Arduino : </text:p>
      <text:p text:style-name="P6"><text:span text:style-name="T2">Pou</text:span><text:span text:style-name="T3">r commencer, sur le programme Arduino, nous avons deux grandes dépendances à séparer, le traitement du capteur et le traitement des deux boutons. <text:line-break/><text:tab/>- Pour le capteur, nous avons fait en sorte de récupérer les valeurs envoyées toutes les 2s, ce qui prend entre 250 ms et 2s au grand max. Nous affichons ensuite ces informations sur le port série. </text:span></text:p>
      <text:p text:style-name="P8"/>
      <text:p text:style-name="P8"><text:tab/>- Pour les boutons poussoirs, nous récupérons la valeur du port correspondant, en mettant une petite temporisation afin d’éviter que le phénomène de rebond nous gène, et nous en servons pour décrémenter ou incrémenter un compteur de personnes dans la pièce. </text:p>
      <text:p text:style-name="P8"><text:tab/>Nous affichons aussi un compteur du max de personnes dans la salle au bout de 10 secondes, afin de rendre les tests parlants, mais qui dans l’idée ne se réinitialiserait qu’à la fin de la journée, ou toutes les heures, ce qui permettrait d’avoir une idée de la surcharge de la salle, ici le BDE, afin, par exemple de débloquer d’autres salles aux moments pleins (par exemple en période de révision ou lors du repas de midi). <text:span text:style-name="T7">Cela reste cependant dans l’hypothèse où les étudiants auraient joué le jeu avec les boutons poussoirs. </text:span></text:p>
      <text:p text:style-name="P8"/>
      <text:p text:style-name="P5">Python :</text:p>
      <text:p text:style-name="P9"><text:span text:style-name="T3">Pour la partie Python, en utilisant la librairie serial nous lisons la valeur du port série actif, qui est proposé au choix si plusieurs sont actifs en même temps, </text:span><text:span text:style-name="T4">le baud rate quand à lui est fixé à 9600.</text:span></text:p>
      <text:p text:style-name="P10"><text:span text:style-name="T4">Ce qui est récupéré par ce script <text:s/></text:span><text:span text:style-name="T5">est </text:span><text:span text:style-name="T6">au départ était </text:span><text:span text:style-name="T5">ensuite décomposé, puisque ce qui est affiché sur arduino est une chaîne de caractères comprenant toutes les informations, et qu’on p</text:span><text:span text:style-name="T6">ensait préférer</text:span><text:span text:style-name="T5"> récupérer uniquement les valeurs de chaque composant, </text:span><text:span text:style-name="T6">mais on récupère au final la chaine envoyée par l’Arduino ce qui rend très bien.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4T18:49:13.542000000</meta:creation-date>
    <dc:date>2022-02-08T13:32:28.693000000</dc:date>
    <meta:editing-duration>PT5M47S</meta:editing-duration>
    <meta:editing-cycles>4</meta:editing-cycles>
    <meta:generator>LibreOffice/6.3.4.2$Windows_X86_64 LibreOffice_project/60da17e045e08f1793c57c00ba83cdfce946d0aa</meta:generator>
    <meta:document-statistic meta:table-count="0" meta:image-count="0" meta:object-count="0" meta:page-count="1" meta:paragraph-count="9" meta:word-count="347" meta:character-count="2054" meta:non-whitespace-character-count="1705"/>
  </office:meta>
</office:document-meta>
</file>